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9000000DFD509AE935B057AA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937cm" svg:height="5.899cm" svg:x="7.874cm" svg:y="7.055cm">
          <draw:image xlink:href="Pictures/10000000000001E9000000DFD509AE935B057AA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3T12:46:32.649000000</meta:creation-date>
    <meta:editing-duration>PT1M31S</meta:editing-duration>
    <meta:editing-cycles>2</meta:editing-cycles>
    <dc:date>2017-09-03T12:47:51.147000000</dc:date>
    <meta:document-statistic meta:object-count="24"/>
    <meta:generator>LibreOffice/5.0.3.2$Windows_x86 LibreOffice_project/e5f16313668ac592c1bfb310f4390624e3dbfb75</meta:generator>
  </office:meta>
</office:document-meta>
</file>